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directAttributesMethodArgumentResolver.resolveArgument( MethodParameter parameter , @ Nullable ModelAndViewContainer mavContainer , NativeWebRequest webRequest , @ Nullable WebDataBinderFactory binderFa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directAttributesMethodArgumentResolver.supportsParameter( MethodParameter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